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0200000002000309F1C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9.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2" draw:layer="layout" svg:width="3.5cm" svg:height="2.5cm" svg:x="10.5cm" svg:y="5.5cm">
          <text:p text:style-name="P1">contenuP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932cm" svg:y1="6.258cm" svg:x2="10.5cm" svg:y2="6.75cm" draw:start-shape="id1" draw:end-shape="id2" draw:end-glue-point="6" svg:d="m6932 6258 3568 492">
          <text:p/>
        </draw:connector>
        <draw:connector draw:style-name="gr2" draw:text-style-name="P1" draw:layer="layout" draw:type="line" svg:x1="14cm" svg:y1="6.75cm" svg:x2="17.463cm" svg:y2="8.403cm" draw:start-shape="id2" draw:start-glue-point="10" draw:end-shape="id3" svg:d="m14000 6750 3463 1653">
          <text:p/>
        </draw:connector>
        <draw:custom-shape draw:style-name="gr1" draw:text-style-name="P1" draw:id="id5" draw:layer="layout" svg:width="4cm" svg:height="1.5cm" svg:x="22cm" svg:y="12cm">
          <text:p text:style-name="P1">écr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2.016cm" svg:y1="16.452cm" svg:x2="24cm" svg:y2="13.5cm" draw:start-shape="id4" draw:start-glue-point="1" draw:end-shape="id5" draw:end-glue-point="8" svg:d="m22016 16452 1984-2952">
          <text:p/>
        </draw:connector>
        <draw:connector draw:style-name="gr2" draw:text-style-name="P1" draw:layer="layout" draw:type="line" svg:x1="21.573cm" svg:y1="8.481cm" svg:x2="24cm" svg:y2="12cm" draw:start-shape="id6" draw:end-shape="id5" draw:end-glue-point="4" svg:d="m21573 8481 2427 3519">
          <text:p/>
        </draw:connector>
        <draw:g>
          <draw:g draw:id="id6">
            <draw:frame draw:style-name="gr3" draw:id="id3" draw:layer="layout" svg:width="4.016cm" svg:height="3.806cm" svg:x="17.463cm" svg:y="6.5cm">
              <draw:text-box>
                <text:p>Post</text:p>
                <text:p>__________</text:p>
                <text:p><text:tab/>id_post</text:p>
                <text:p><text:tab/>titre</text:p>
                <text:p><text:tab/>texte</text:p>
              </draw:text-box>
            </draw:frame>
            <draw:frame draw:style-name="gr4" draw:layer="layout" svg:width="1.416cm" svg:height="0.962cm" svg:x="16cm" svg:y="8.538cm">
              <draw:text-box>
                <text:p>1-1</text:p>
              </draw:text-box>
            </draw:frame>
          </draw:g>
          <draw:frame draw:style-name="gr4" draw:layer="layout" svg:width="1.416cm" svg:height="0.962cm" svg:x="22.084cm" svg:y="7.538cm">
            <draw:text-box>
              <text:p>1-1</text:p>
            </draw:text-box>
          </draw:frame>
          <draw:custom-shape draw:style-name="gr1" draw:text-style-name="P1" draw:id="id7" draw:layer="layout" svg:width="5cm" svg:height="1.5cm" svg:x="18cm" svg:y="3.5cm">
            <text:p text:style-name="P1">aPourRépons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" draw:layer="layout" draw:type="line" svg:x1="21.325cm" svg:y1="7.196cm" svg:x2="23cm" svg:y2="4.25cm" draw:end-shape="id7" draw:end-glue-point="10" svg:d="m21325 7196 1675-2946">
            <text:p/>
          </draw:connector>
          <draw:connector draw:style-name="gr2" draw:text-style-name="P1" draw:layer="layout" draw:type="line" svg:x1="18.739cm" svg:y1="6.5cm" svg:x2="18cm" svg:y2="4.25cm" draw:start-shape="id6" draw:start-glue-point="0" draw:end-shape="id7" draw:end-glue-point="6" svg:d="m18739 6500-739-2250">
            <text:p/>
          </draw:connector>
          <draw:frame draw:style-name="gr5" draw:layer="layout" svg:width="1.416cm" svg:height="0.962cm" svg:x="17cm" svg:y="5.5cm">
            <draw:text-box>
              <text:p>0-1</text:p>
            </draw:text-box>
          </draw:frame>
          <draw:frame draw:style-name="gr4" draw:layer="layout" svg:width="1.416cm" svg:height="0.962cm" svg:x="22cm" svg:y="5.5cm">
            <draw:text-box>
              <text:p>0-n</text:p>
            </draw:text-box>
          </draw:frame>
        </draw:g>
        <draw:custom-shape draw:style-name="gr1" draw:text-style-name="P1" draw:id="id8" draw:layer="layout" svg:width="4.5cm" svg:height="1.5cm" svg:x="11cm" svg:y="11.5cm">
          <text:p text:style-name="P1">publi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4.841cm" svg:y1="12.781cm" svg:x2="18cm" svg:y2="16.452cm" draw:start-shape="id8" draw:start-glue-point="9" draw:end-shape="id4" svg:d="m14841 12781 3159 3671">
          <text:p/>
        </draw:connector>
        <draw:connector draw:style-name="gr2" draw:text-style-name="P1" draw:layer="layout" draw:type="line" svg:x1="11.659cm" svg:y1="11.719cm" svg:x2="6.932cm" svg:y2="6.258cm" draw:start-shape="id8" draw:start-glue-point="5" draw:end-shape="id1" draw:end-glue-point="1" svg:d="m11659 11719-4727-5461">
          <text:p/>
        </draw:connector>
        <draw:g>
          <draw:frame draw:style-name="gr3" draw:id="id1" draw:layer="layout" svg:width="3.932cm" svg:height="4.517cm" svg:x="3cm" svg:y="4cm">
            <draw:text-box>
              <text:p>Sujet</text:p>
              <text:p>_________</text:p>
              <text:p><text:tab/>id_sujet</text:p>
              <text:p><text:tab/>theme</text:p>
              <text:p><text:tab/>date</text:p>
              <text:p><text:tab/>titre</text:p>
            </draw:text-box>
          </draw:frame>
          <draw:frame draw:style-name="gr4" draw:layer="layout" svg:width="1.416cm" svg:height="0.962cm" svg:x="7cm" svg:y="5.5cm">
            <draw:text-box>
              <text:p>1-n</text:p>
            </draw:text-box>
          </draw:frame>
          <draw:frame draw:style-name="gr4" draw:layer="layout" svg:width="1.416cm" svg:height="0.962cm" svg:x="6.584cm" svg:y="8cm">
            <draw:text-box>
              <text:p>1-1</text:p>
            </draw:text-box>
          </draw:frame>
        </draw:g>
        <draw:g>
          <draw:g>
            <draw:frame draw:style-name="gr3" draw:id="id4" draw:layer="layout" svg:width="4.016cm" svg:height="3.095cm" svg:x="18cm" svg:y="14.905cm">
              <draw:text-box>
                <text:p>Profil</text:p>
                <text:p>__________</text:p>
                <text:p><text:tab/>id_profil</text:p>
                <text:p><text:tab/>infos</text:p>
              </draw:text-box>
            </draw:frame>
            <draw:frame draw:style-name="gr4" draw:layer="layout" svg:width="1.416cm" svg:height="0.962cm" svg:x="22.084cm" svg:y="16.443cm">
              <draw:text-box>
                <text:p>0-n</text:p>
              </draw:text-box>
            </draw:frame>
          </draw:g>
          <draw:frame draw:style-name="gr4" draw:layer="layout" svg:width="1.416cm" svg:height="0.962cm" svg:x="16.5cm" svg:y="14.5cm">
            <draw:text-box>
              <text:p>1-n</text:p>
            </draw:text-box>
          </draw:frame>
        </draw:g>
        <draw:frame draw:style-name="gr4" draw:layer="layout" svg:width="2.297cm" svg:height="0.962cm" svg:x="8cm" svg:y="10cm">
          <draw:text-box>
            <text:p>auteur</text:p>
          </draw:text-box>
        </draw:frame>
        <draw:frame draw:style-name="gr6" draw:layer="layout" svg:width="8.5cm" svg:height="2.5cm" svg:x="3cm" svg:y="16.5cm">
          <draw:text-box>
            <text:p>Il n'y a qu'un forum dans le site donc pas de n° forum ni de appartient à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lorent </meta:initial-creator>
    <meta:creation-date>2013-02-05T22:06:20</meta:creation-date>
    <dc:date>2013-02-05T23:11:50</dc:date>
    <dc:creator>florent </dc:creator>
    <meta:editing-duration>PT00H23M50S</meta:editing-duration>
    <meta:editing-cycles>3</meta:editing-cycles>
    <meta:generator>OpenOffice.org/3.2$Linux OpenOffice.org_project/320m12$Build-9483</meta:generator>
    <meta:document-statistic meta:object-count="30"/>
  </office:meta>
</office:document-meta>
</file>